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206bd" officeooo:paragraph-rsid="001206bd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05cb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05cb0" officeooo:paragraph-rsid="001a33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5cb0" officeooo:paragraph-rsid="001a985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05cb0" officeooo:paragraph-rsid="002b1a1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05cb0" officeooo:paragraph-rsid="003099d8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34166" officeooo:paragraph-rsid="00134166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4166" officeooo:paragraph-rsid="001497a4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3aad" officeooo:paragraph-rsid="00163aa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a985a" officeooo:paragraph-rsid="001a985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a985a" officeooo:paragraph-rsid="001f352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37ff2" officeooo:paragraph-rsid="00237ff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627d3" officeooo:paragraph-rsid="002627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92a9c" officeooo:paragraph-rsid="00292a9c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c6910" officeooo:paragraph-rsid="002c6910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b17d" officeooo:paragraph-rsid="0031d0e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163aad" officeooo:paragraph-rsid="00163aa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1a985a" officeooo:paragraph-rsid="001a985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u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4pt" officeooo:rsid="002c6910" officeooo:paragraph-rsid="002c6910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b1cd0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133f2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22034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fo:font-weight="normal" officeooo:rsid="00105cb0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2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9" style:family="paragraph" style:parent-style-name="Standard">
      <style:paragraph-properties fo:line-height="150%"/>
      <style:text-properties style:font-name="Ubuntu" fo:font-size="14pt" fo:font-weight="normal" officeooo:rsid="002627d3" officeooo:paragraph-rsid="002627d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Ubuntu" fo:font-size="14pt" fo:font-weight="normal" officeooo:rsid="001a985a" officeooo:paragraph-rsid="0022203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fo:font-weight="normal" officeooo:rsid="001a985a" officeooo:paragraph-rsid="0038d7c7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fo:font-weight="bold" officeooo:rsid="0031d0ed" officeooo:paragraph-rsid="0031d0e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style:font-name="Ubuntu" fo:font-size="14pt" fo:font-weight="bold" officeooo:rsid="00208a38" officeooo:paragraph-rsid="00208a3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38d7c7" officeooo:paragraph-rsid="0038d7c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39fdb9" officeooo:paragraph-rsid="0039fdb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36eb7c" officeooo:paragraph-rsid="0036eb7c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3d130" officeooo:paragraph-rsid="0033d130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5256d" officeooo:paragraph-rsid="0035256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8d7c7" officeooo:paragraph-rsid="0038d7c7" style:font-size-asian="14pt" style:font-size-complex="14pt"/>
    </style:style>
    <style:style style:name="P41" style:family="paragraph" style:parent-style-name="Standard">
      <style:paragraph-properties fo:line-height="150%"/>
      <style:text-properties fo:color="#000000" loext:opacity="100%" style:font-name="Ubuntu" fo:font-size="14pt" fo:font-weight="normal" officeooo:rsid="001a985a" officeooo:paragraph-rsid="001a985a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43" style:family="paragraph" style:parent-style-name="Standard">
      <style:paragraph-properties fo:line-height="150%"/>
      <style:text-properties fo:color="#000000" loext:opacity="100%" style:font-name="Ubuntu" fo:font-size="14pt" fo:font-weight="bold" officeooo:rsid="00208a38" officeooo:paragraph-rsid="00208a38" fo:background-color="#ddddd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fo:color="#000000" loext:opacity="100%" style:font-name="Ubuntu" fo:font-size="14pt" fo:font-weight="normal" officeooo:rsid="00105cb0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6eb7c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8d7c7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fdb9" fo:background-color="#dddddd" style:font-size-asian="14pt" style:font-size-complex="14pt"/>
    </style:style>
    <style:style style:name="P49" style:family="paragraph" style:parent-style-name="Standard">
      <style:paragraph-properties fo:line-height="150%"/>
      <style:text-properties fo:color="#000000" loext:opacity="100%" style:font-name="Ubuntu" fo:font-size="14pt" fo:font-weight="normal" officeooo:rsid="0038d7c7" officeooo:paragraph-rsid="0038d7c7" fo:background-color="#dddddd" style:font-size-asian="14pt" style:font-size-complex="14pt"/>
    </style:style>
    <style:style style:name="P50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51" style:family="paragraph" style:parent-style-name="Standard">
      <style:paragraph-properties fo:line-height="150%"/>
      <style:text-properties fo:color="#000000" loext:opacity="100%" style:font-name="Ubuntu" fo:font-size="14pt" officeooo:paragraph-rsid="0036eb7c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fo:color="#000000" loext:opacity="100%" style:font-name="Ubuntu" fo:font-size="14pt" officeooo:paragraph-rsid="0038d7c7" fo:background-color="#dddddd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63aad"/>
    </style:style>
    <style:style style:name="T3" style:family="text">
      <style:text-properties officeooo:rsid="0017a632"/>
    </style:style>
    <style:style style:name="T4" style:family="text">
      <style:text-properties officeooo:rsid="00197e07"/>
    </style:style>
    <style:style style:name="T5" style:family="text">
      <style:text-properties fo:color="#ff8f40" loext:opacity="100%"/>
    </style:style>
    <style:style style:name="T6" style:family="text">
      <style:text-properties fo:color="#f29668" loext:opacity="100%"/>
    </style:style>
    <style:style style:name="T7" style:family="text">
      <style:text-properties fo:color="#aad94c" loext:opacity="100%"/>
    </style:style>
    <style:style style:name="T8" style:family="text">
      <style:text-properties fo:color="#95e6cb" loext:opacity="100%"/>
    </style:style>
    <style:style style:name="T9" style:family="text">
      <style:text-properties fo:color="#ffb454" loext:opacity="100%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b3cf"/>
    </style:style>
    <style:style style:name="T14" style:family="text">
      <style:text-properties officeooo:rsid="002133f2"/>
    </style:style>
    <style:style style:name="T15" style:family="text">
      <style:text-properties fo:font-style="italic"/>
    </style:style>
    <style:style style:name="T16" style:family="text">
      <style:text-properties officeooo:rsid="00246f2d"/>
    </style:style>
    <style:style style:name="T17" style:family="text">
      <style:text-properties officeooo:rsid="002627d3"/>
    </style:style>
    <style:style style:name="T18" style:family="text">
      <style:text-properties officeooo:rsid="002b1a1b"/>
    </style:style>
    <style:style style:name="T19" style:family="text">
      <style:text-properties officeooo:rsid="00305d90"/>
    </style:style>
    <style:style style:name="T20" style:family="text">
      <style:text-properties officeooo:rsid="003099d8"/>
    </style:style>
    <style:style style:name="T21" style:family="text">
      <style:text-properties officeooo:rsid="0032c8bd"/>
    </style:style>
    <style:style style:name="T22" style:family="text">
      <style:text-properties fo:color="#000000" loext:opacity="100%" fo:font-weight="normal" fo:background-color="#dddddd" loext:char-shading-value="0"/>
    </style:style>
    <style:style style:name="T23" style:family="text">
      <style:text-properties fo:color="#d2a6ff" loext:opacity="100%"/>
    </style:style>
    <style:style style:name="T24" style:family="text">
      <style:text-properties fo:color="#f07178" loext:opacity="100%"/>
    </style:style>
    <style:style style:name="T25" style:family="text">
      <style:text-properties style:font-weight-asian="bold" style:font-weight-complex="bold"/>
    </style:style>
    <style:style style:name="T26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Regex no Javascript</text:h>
      <text:p text:style-name="P1">Para declarar um regex literal no javascript digite duas barras e coloque o conteudo dentro delas: <text:span text:style-name="T1">/ / </text:span></text:p>
      <text:p text:style-name="P1">Para declarar um regex utilizando o objeto contrutor digite: <text:span text:style-name="T1">new RegExp( ) </text:span></text:p>
      <text:p text:style-name="P2">_____________________________________________________________________</text:p>
      <text:h text:style-name="P28" text:outline-level="2">Metodos de Regex</text:h>
      <text:p text:style-name="P17">Regex:</text:p>
      <text:p text:style-name="P7"><text:span text:style-name="T1">.test(str) </text:span><text:s/>← Testa uma string usando regex e retorna true ou false</text:p>
      <text:p text:style-name="P8"><text:span text:style-name="T1">.exec(str) </text:span><text:s/>← Testa uma string usando regex e <text:span text:style-name="T2">retorna informações adicionais, porem é mais custoso e é usado em casos especificos</text:span></text:p>
      <text:p text:style-name="P8"/>
      <text:p text:style-name="P17">String:</text:p>
      <text:p text:style-name="P9"><text:span text:style-name="T1">.replace(regex | str, newStr | fn) </text:span><text:s/>← <text:span text:style-name="T3">Substitui uma coisa por outra</text:span></text:p>
      <text:p text:style-name="P9"><text:span text:style-name="T1">match(regex) </text:span><text:s/>← <text:span text:style-name="T3">Testa string</text:span><text:span text:style-name="T4">s</text:span><text:span text:style-name="T3"> usando regex e retorna informações adicionais sobre </text:span><text:span text:style-name="T4">o match</text:span></text:p>
      <text:p text:style-name="P9"><text:span text:style-name="T1">search(regex) </text:span><text:s/>← <text:span text:style-name="T4">Testa strings usando regex e retorna a posição da primeira ocorrencia, senão encontrar retorna -1</text:span></text:p>
      <text:p text:style-name="P3">_____________________________________________________________________</text:p>
      <text:h text:style-name="P28" text:outline-level="2">Aplicando no Javascript</text:h>
      <text:p text:style-name="P10">Para aplicar regex no javascript é necessario usar <text:span text:style-name="T17">algo</text:span> p<text:span text:style-name="T17">a</text:span>ra armazena-las, <text:span text:style-name="T17">ou seja, as expressões regulares precisam ser guardadas em variaveis, arrays, objetos <text:s/>ou em expressões, qualquer coisa que possa armazena-la.</text:span></text:p>
      <text:p text:style-name="P10"/>
      <text:p text:style-name="P13"><text:span text:style-name="T12">Obs: </text:span><text:span text:style-name="T11">Para validar um e-mail com javascript, </text:span></text:p>
      <text:p text:style-name="P29"/>
      <text:p text:style-name="P12"><text:soft-page-break/>Para validar um e-mail não pode colocar a flag g (global) por conta da maneira da validação, por ser pelo input, <text:span text:style-name="T16">ou seja, toda vez que o valor do input é alterado ele fica intercalando a validação, resultando em um bug<text:tab/></text:span></text:p>
      <text:p text:style-name="P4"><text:s/></text:p>
      <text:p text:style-name="P14">interrogação depois do grupo <text:span text:style-name="T18">diz que o grupo pode existir ou não(opcional), a mesma coisa com o + ou *</text:span></text:p>
      <text:p text:style-name="P14"/>
      <text:p text:style-name="P14">o grupo junta padrões, permitindo com que o grupo aja como 1 entidade só, <text:span text:style-name="T18">onde todas as modificações (*, +, ?) afetam tudo o que estiver dentro do grupo</text:span></text:p>
      <text:p text:style-name="P14"/>
      <text:p text:style-name="P15">Para fazer com que um grupo fique impossibilitado de ser capturado digite na frente do grupo <text:span text:style-name="T1">?: </text:span></text:p>
      <text:p text:style-name="P20">(?:\d{2}) </text:p>
      <text:p text:style-name="P15">O grupo será um Non-capturing group = grupo que não é capturado</text:p>
      <text:p text:style-name="P5"/>
      <text:p text:style-name="P5"/>
      <text:p text:style-name="P5">_____________________________________________________________________</text:p>
      <text:p text:style-name="P32">Importante: -replace</text:p>
      <text:p text:style-name="P16">Dentro do replace, <text:span text:style-name="T19">s</text:span>e a regex possuir grupos o primeiro parametro da função será a string identificada <text:span text:style-name="T21">pelo regex</text:span> em si, enquanto o resto <text:span text:style-name="T21">(dependendo da quantidade)</text:span> vai representar os grupos<text:span text:style-name="T19"> d</text:span><text:span text:style-name="T21">ela (regex)</text:span><text:span text:style-name="T19">, </text:span><text:span text:style-name="T20">identificando e armazenando nos parametros as partes da string que casam com cada grupo. O segundo parametro representa o grupo 1, o terceiro representa o grupo 2 e assim por diante. </text:span><text:span text:style-name="T21">Depois que os grupos terminarem o próximo parametro retorna a posição em que a ocorrencia foi identificada e por ultimo a string toda é retornada.</text:span></text:p>
      <text:p text:style-name="P6">_____________________________________________________________________</text:p>
      <text:p text:style-name="P4"/>
      <text:p text:style-name="P37">replace não altera a string original</text:p>
      <text:p text:style-name="P38"><text:soft-page-break/>expressao regular + função + grupos no replace</text:p>
      <text:p text:style-name="P38">Com os grupo se torna possível o acesso dentro da funç~ao por meio de parametros</text:p>
      <text:p text:style-name="P4"/>
      <text:p text:style-name="P4">_____________________________________________________________________</text:p>
      <text:h text:style-name="P28" text:outline-level="2">Exemplos</text:h>
      <text:p text:style-name="P18">Ex-1:</text:p>
      <text:p text:style-name="P41">let cep = '89240-000'</text:p>
      <text:p text:style-name="P26"/>
      <text:p text:style-name="P21">function validandoCep(str) {</text:p>
      <text:p text:style-name="P22"><text:s text:c="5"/>let regex = /\d{5}-\d{3}<text:span text:style-name="T14">$</text:span>/gi</text:p>
      <text:p text:style-name="P21"><text:s text:c="5"/>return regex.test(str)</text:p>
      <text:p text:style-name="P21">}</text:p>
      <text:p text:style-name="P26"/>
      <text:p text:style-name="P21">let res = validandoCep(cep)</text:p>
      <text:p text:style-name="P21">console.log(res)</text:p>
      <text:p text:style-name="P10">___________________________</text:p>
      <text:p text:style-name="P19">Ex-2:</text:p>
      <text:p text:style-name="P25">let entrada = document.getElementById('entrada').value</text:p>
      <text:p text:style-name="P26"/>
      <text:p text:style-name="P21">let emailType = ^[\w_.-]+@[\w_.-]+\.[a-z]+</text:p>
      <text:p text:style-name="P21">let cpfType = /^\d{3}\.\d{3}\.\d{3}-\d{2}<text:span text:style-name="T13">$</text:span>/gi</text:p>
      <text:p text:style-name="P26"/>
      <text:p text:style-name="P21">if(emailType.test(entrada)) {</text:p>
      <text:p text:style-name="P21"><text:s text:c="5"/>alert('email')</text:p>
      <text:p text:style-name="P21">} else if(cpfType.test(entrada)) {</text:p>
      <text:p text:style-name="P21"><text:s text:c="5"/>alert('cpf')</text:p>
      <text:p text:style-name="P21">} else {</text:p>
      <text:p text:style-name="P21"><text:s text:c="5"/>alert('entrada invalida, tente de novo')</text:p>
      <text:p text:style-name="P39"><text:soft-page-break/><text:span text:style-name="T22">}</text:span></text:p>
      <text:p text:style-name="P11">___________________________</text:p>
      <text:p text:style-name="P33">Ex-3:</text:p>
      <text:p text:style-name="P43">(() =&gt; {</text:p>
      <text:p text:style-name="P21"><text:s text:c="5"/>let entrada = document.getElementById('entrada')</text:p>
      <text:p text:style-name="P23"><text:s text:c="5"/>let btn = document.getElementById('btn')</text:p>
      <text:p text:style-name="P26"/>
      <text:p text:style-name="P23"><text:s text:c="5"/>let validCpf = /^\d{3}\.\d{3}\.\d{3}-\d{2}$/i</text:p>
      <text:p text:style-name="P23"><text:s text:c="5"/>let validEmail = /^[\w._-]+@[\w_.-]+\.[a-z]{2,}/i</text:p>
      <text:p text:style-name="P26"/>
      <text:p text:style-name="P23"><text:s text:c="5"/>entrada.addEventListener('input', function validacao(entrada) {</text:p>
      <text:p text:style-name="P23"><text:s text:c="10"/>let texto = <text:span text:style-name="T15">this</text:span>.value</text:p>
      <text:p text:style-name="P26"/>
      <text:p text:style-name="P23"><text:s text:c="10"/>if(validCpf.test(texto) || validEmail.test(texto)) {</text:p>
      <text:p text:style-name="P23"><text:s text:c="15"/>btn.disabled = false</text:p>
      <text:p text:style-name="P23"><text:s text:c="15"/>btn.<text:span text:style-name="T15">style</text:span>.background = 'green'</text:p>
      <text:p text:style-name="P24"><text:s text:c="10"/>} else {</text:p>
      <text:p text:style-name="P24"><text:s text:c="15"/>btn.disabled = true</text:p>
      <text:p text:style-name="P24"><text:s text:c="15"/>btn.<text:span text:style-name="T15">style</text:span>.background = 'red'</text:p>
      <text:p text:style-name="P24"><text:s text:c="10"/>}</text:p>
      <text:p text:style-name="P23"><text:s text:c="5"/>})</text:p>
      <text:p text:style-name="P21">})( <text:s/>)</text:p>
      <text:p text:style-name="P30"><text:span text:style-name="T26"/></text:p>
      <text:p text:style-name="P30"><text:span text:style-name="T26"/></text:p>
      <text:p text:style-name="P30"><text:span text:style-name="T26">___________________________</text:span></text:p>
      <text:p text:style-name="P36"><text:span text:style-name="T25">Ex-4:</text:span></text:p>
      <text:p text:style-name="P44">let str = 'Hoje é 26/02/2018 e amanha será 27/02/18. Meu aniversario é 1/01'</text:p>
      <text:p text:style-name="P51"><text:span text:style-name="T10">let meses = ['jan', 'fev', 'mar', 'abril', 'mai', 'jun', 'jul', 'ago', 'set', 'out', 'nov', 'dez']</text:span></text:p>
      <text:p text:style-name="P51"><text:soft-page-break/><text:span text:style-name="T10">function formatData(str) {</text:span></text:p>
      <text:p text:style-name="P46"><text:s text:c="5"/>let regex = /(\d{1,2})\/(\d{1,2})(?:\/(\d{2,4}))?/g</text:p>
      <text:p text:style-name="P46"><text:s text:c="5"/>return str.replace(regex, function(reg, g1, g2, g3, p, st) {</text:p>
      <text:p text:style-name="P46"><text:s text:c="10"/>let dia = g1 + ' de ' + meses[parseInt(g2)-1]</text:p>
      <text:p text:style-name="P46"><text:s text:c="10"/>dia += (g3) ? ' de ' + g3 : ' '</text:p>
      <text:p text:style-name="P50"/>
      <text:p text:style-name="P46"><text:s text:c="10"/>return dia</text:p>
      <text:p text:style-name="P45"><text:s text:c="5"/>})</text:p>
      <text:p text:style-name="P45">}</text:p>
      <text:p text:style-name="P50"><text:span text:style-name="T10">str = formatData(str)</text:span></text:p>
      <text:p text:style-name="P45">console.log(str)</text:p>
      <text:p text:style-name="P31"><text:span text:style-name="T26">___________________________</text:span></text:p>
      <text:p text:style-name="P34">Ex-5:</text:p>
      <text:p text:style-name="P47">let str = document.getElementsByTagName('p')[0]</text:p>
      <text:p text:style-name="P45">let meses = ['jan', 'fev', 'mar', 'abril', 'mai', 'jun', 'jul', 'ago', 'set', 'out', 'nov', 'dez']</text:p>
      <text:p text:style-name="P50"/>
      <text:p text:style-name="P45">function format(txt) {</text:p>
      <text:p text:style-name="P47"><text:s text:c="5"/>let regex = /(\d{1,2})\/(\d{1,2})(?:\/(\d{2,4}))?/g</text:p>
      <text:p text:style-name="P50"/>
      <text:p text:style-name="P47"><text:s text:c="5"/>let result = txt.textContent.replace(regex, function(reg, g1, g2, g3, pos, st) {</text:p>
      <text:p text:style-name="P47"><text:s text:c="10"/>let data = g1 + ' de ' + meses[parseInt(g2)-1]</text:p>
      <text:p text:style-name="P52"><text:span text:style-name="T10"><text:s text:c="10"/>data += (g3) ? ' de ' + g3 : ''</text:span></text:p>
      <text:p text:style-name="P47"><text:s text:c="10"/>return data</text:p>
      <text:p text:style-name="P52"><text:span text:style-name="T10"><text:s text:c="5"/>})</text:span></text:p>
      <text:p text:style-name="P45"><text:s text:c="5"/>txt.innerHTML = result</text:p>
      <text:p text:style-name="P45">}</text:p>
      <text:p text:style-name="P50"/>
      <text:p text:style-name="P45">format(str)</text:p>
      <text:p text:style-name="P31"><text:soft-page-break/><text:span text:style-name="T26">___________________________</text:span></text:p>
      <text:p text:style-name="P35">Ex-6:</text:p>
      <text:p text:style-name="P49">let listaTexto = document.getElementsByTagName('p')</text:p>
      <text:p text:style-name="P45">let meses = ['jan', 'fev', 'mar', 'abril', 'mai', 'jun', 'jul', 'ago', 'set', 'out', 'nov', 'dez']</text:p>
      <text:p text:style-name="P50"/>
      <text:p text:style-name="P45">function format(lista) {</text:p>
      <text:p text:style-name="P45"><text:s text:c="5"/>let regex = /(\d{1,2})\/(\d{1,2})(?:\/(\d{2,4}))?/g</text:p>
      <text:p text:style-name="P48"><text:s text:c="5"/>let result</text:p>
      <text:p text:style-name="P50"/>
      <text:p text:style-name="P45"><text:s text:c="5"/>for(let txt of lista) {</text:p>
      <text:p text:style-name="P45"><text:s text:c="10"/>result = txt.textContent.replace(regex, function(reg, g1, g2, g3, pos, st) {</text:p>
      <text:p text:style-name="P48"><text:s text:c="15"/>let data = g1 + ' de ' + meses[parseInt(g2)-1]</text:p>
      <text:p text:style-name="P48"><text:s text:c="15"/>data += (g3) ? ' de ' + g3 : ''</text:p>
      <text:p text:style-name="P48"><text:s text:c="15"/>return data</text:p>
      <text:p text:style-name="P48"><text:s text:c="10"/>})</text:p>
      <text:p text:style-name="P48"><text:s text:c="10"/>txt.innerHTML = result</text:p>
      <text:p text:style-name="P48"><text:s text:c="5"/>}</text:p>
      <text:p text:style-name="P45">}</text:p>
      <text:p text:style-name="P50"/>
      <text:p text:style-name="P45">format(listaTexto)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0:38:13.478115637</meta:creation-date>
    <dc:date>2022-12-04T16:29:16.254130538</dc:date>
    <meta:editing-duration>PT10H19M7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7" meta:paragraph-count="115" meta:word-count="723" meta:character-count="5385" meta:non-whitespace-character-count="4417"/>
  </office:meta>
</office:document-meta>
</file>